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size="14pt" officeooo:rsid="0002de89" officeooo:paragraph-rsid="0002de89" style:font-size-asian="12.25pt" style:font-size-complex="14pt"/>
    </style:style>
    <style:style style:name="P2" style:family="paragraph" style:parent-style-name="Standard">
      <style:paragraph-properties fo:text-align="center" style:justify-single-word="false"/>
      <style:text-properties style:font-name="Arial1" fo:font-size="20pt" style:text-underline-style="solid" style:text-underline-width="auto" style:text-underline-color="font-color" fo:font-weight="bold" officeooo:rsid="0002de89" officeooo:paragraph-rsid="0002de89" style:font-size-asian="17.5pt" style:font-weight-asian="bold" style:font-size-complex="20pt" style:font-weight-complex="bold"/>
    </style:style>
    <style:style style:name="P3"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officeooo:rsid="0002de89" officeooo:paragraph-rsid="0002de89" style:font-size-asian="12pt" style:font-weight-asian="bold" style:font-size-complex="12pt" style:font-weight-complex="bold"/>
    </style:style>
    <style:style style:name="P4" style:family="paragraph" style:parent-style-name="Standard">
      <style:paragraph-properties fo:text-align="center" style:justify-single-word="false"/>
      <style:text-properties style:font-name="Arial1" fo:font-size="14pt" fo:font-style="normal" style:text-underline-style="none" fo:font-weight="normal" officeooo:rsid="0002de89" officeooo:paragraph-rsid="0002de89"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style:font-name="Arial1" fo:font-size="12pt" fo:font-style="normal" style:text-underline-style="none" fo:font-weight="normal" officeooo:rsid="0002de89" officeooo:paragraph-rsid="0002de89"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Arial1" fo:font-size="12pt" fo:font-style="normal" style:text-underline-style="none" fo:font-weight="normal" officeooo:rsid="000b33f4" officeooo:paragraph-rsid="0002de89"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officeooo:rsid="0002de89" officeooo:paragraph-rsid="001d42b3" style:font-size-asian="12pt" style:font-weight-asian="bold" style:font-size-complex="12pt" style:font-weight-complex="bold"/>
    </style:style>
    <style:style style:name="T1" style:family="text">
      <style:text-properties fo:font-style="italic" style:text-underline-style="none" fo:font-weight="normal" style:font-style-asian="italic" style:font-weight-asian="normal" style:font-style-complex="italic" style:font-weight-complex="normal"/>
    </style:style>
    <style:style style:name="T2" style:family="text">
      <style:text-properties fo:font-style="italic" style:text-underline-style="none" fo:font-weight="normal" officeooo:rsid="00075981" style:font-style-asian="italic" style:font-weight-asian="normal" style:font-style-complex="italic" style:font-weight-complex="normal"/>
    </style:style>
    <style:style style:name="T3" style:family="text">
      <style:text-properties fo:font-style="italic" style:text-underline-style="none" fo:font-weight="normal" officeooo:rsid="000e5569" style:font-style-asian="italic" style:font-weight-asian="normal" style:font-style-complex="italic" style:font-weight-complex="normal"/>
    </style:style>
    <style:style style:name="T4" style:family="text">
      <style:text-properties fo:font-style="italic" style:text-underline-style="none" fo:font-weight="normal" officeooo:rsid="0012871a" style:font-style-asian="italic" style:font-weight-asian="normal" style:font-style-complex="italic"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fo:font-weight="normal" officeooo:rsid="0004c05a" style:font-style-asian="normal" style:font-weight-asian="normal" style:font-style-complex="normal" style:font-weight-complex="normal"/>
    </style:style>
    <style:style style:name="T7" style:family="text">
      <style:text-properties fo:font-style="normal" style:text-underline-style="none" fo:font-weight="normal" officeooo:rsid="0005aac0" style:font-style-asian="normal" style:font-weight-asian="normal" style:font-style-complex="normal" style:font-weight-complex="normal"/>
    </style:style>
    <style:style style:name="T8" style:family="text">
      <style:text-properties fo:font-style="normal" style:text-underline-style="none" fo:font-weight="normal" officeooo:rsid="00075981" style:font-style-asian="normal" style:font-weight-asian="normal" style:font-style-complex="normal" style:font-weight-complex="normal"/>
    </style:style>
    <style:style style:name="T9" style:family="text">
      <style:text-properties fo:font-style="normal" style:text-underline-style="none" fo:font-weight="normal" officeooo:rsid="0008e7dc" style:font-style-asian="normal" style:font-weight-asian="normal" style:font-style-complex="normal" style:font-weight-complex="normal"/>
    </style:style>
    <style:style style:name="T10" style:family="text">
      <style:text-properties fo:font-style="normal" style:text-underline-style="none" fo:font-weight="normal" officeooo:rsid="000a2acf" style:font-style-asian="normal" style:font-weight-asian="normal" style:font-style-complex="normal" style:font-weight-complex="normal"/>
    </style:style>
    <style:style style:name="T11" style:family="text">
      <style:text-properties fo:font-style="normal" style:text-underline-style="none" fo:font-weight="normal" officeooo:rsid="000b33f4" style:font-style-asian="normal" style:font-weight-asian="normal" style:font-style-complex="normal" style:font-weight-complex="normal"/>
    </style:style>
    <style:style style:name="T12" style:family="text">
      <style:text-properties fo:font-style="normal" style:text-underline-style="none" fo:font-weight="normal" officeooo:rsid="000d8145" style:font-style-asian="normal" style:font-weight-asian="normal" style:font-style-complex="normal" style:font-weight-complex="normal"/>
    </style:style>
    <style:style style:name="T13" style:family="text">
      <style:text-properties fo:font-style="normal" style:text-underline-style="none" fo:font-weight="normal" officeooo:rsid="000e5569" style:font-style-asian="normal" style:font-weight-asian="normal" style:font-style-complex="normal" style:font-weight-complex="normal"/>
    </style:style>
    <style:style style:name="T14" style:family="text">
      <style:text-properties fo:font-style="normal" style:text-underline-style="none" fo:font-weight="normal" officeooo:rsid="001054cc" style:font-style-asian="normal" style:font-weight-asian="normal" style:font-style-complex="normal" style:font-weight-complex="normal"/>
    </style:style>
    <style:style style:name="T15" style:family="text">
      <style:text-properties fo:font-style="normal" style:text-underline-style="none" fo:font-weight="normal" officeooo:rsid="00121cc2" style:font-style-asian="normal" style:font-weight-asian="normal" style:font-style-complex="normal" style:font-weight-complex="normal"/>
    </style:style>
    <style:style style:name="T16" style:family="text">
      <style:text-properties fo:font-style="normal" style:text-underline-style="none" fo:font-weight="normal" officeooo:rsid="0012871a" style:font-style-asian="normal" style:font-weight-asian="normal" style:font-style-complex="normal" style:font-weight-complex="normal"/>
    </style:style>
    <style:style style:name="T17" style:family="text">
      <style:text-properties fo:font-style="normal" style:text-underline-style="none" fo:font-weight="normal" officeooo:rsid="0012c1cc" style:font-style-asian="normal" style:font-weight-asian="normal" style:font-style-complex="normal" style:font-weight-complex="normal"/>
    </style:style>
    <style:style style:name="T18" style:family="text">
      <style:text-properties fo:font-style="normal" style:text-underline-style="none" fo:font-weight="normal" officeooo:rsid="001412ba" style:font-style-asian="normal" style:font-weight-asian="normal" style:font-style-complex="normal" style:font-weight-complex="normal"/>
    </style:style>
    <style:style style:name="T19" style:family="text">
      <style:text-properties fo:font-style="normal" style:text-underline-style="none" fo:font-weight="normal" officeooo:rsid="001572aa" style:font-style-asian="normal" style:font-weight-asian="normal" style:font-style-complex="normal" style:font-weight-complex="normal"/>
    </style:style>
    <style:style style:name="T20" style:family="text">
      <style:text-properties fo:font-style="normal" style:text-underline-style="none" fo:font-weight="normal" officeooo:rsid="0016cbc0" style:font-style-asian="normal" style:font-weight-asian="normal" style:font-style-complex="normal" style:font-weight-complex="normal"/>
    </style:style>
    <style:style style:name="T21" style:family="text">
      <style:text-properties fo:font-style="normal" style:text-underline-style="none" fo:font-weight="normal" officeooo:rsid="00180d02" style:font-style-asian="normal" style:font-weight-asian="normal" style:font-style-complex="normal" style:font-weight-complex="normal"/>
    </style:style>
    <style:style style:name="T22" style:family="text">
      <style:text-properties fo:font-style="normal" style:text-underline-style="none" fo:font-weight="normal" officeooo:rsid="001a1c3f" style:font-style-asian="normal" style:font-weight-asian="normal" style:font-style-complex="normal" style:font-weight-complex="normal"/>
    </style:style>
    <style:style style:name="T23" style:family="text">
      <style:text-properties fo:font-style="normal" style:text-underline-style="none" fo:font-weight="normal" officeooo:rsid="001b721d" style:font-style-asian="normal" style:font-weight-asian="normal" style:font-style-complex="normal" style:font-weight-complex="normal"/>
    </style:style>
    <style:style style:name="T24" style:family="text">
      <style:text-properties fo:font-style="normal" style:text-underline-style="none" fo:font-weight="normal" officeooo:rsid="001d42b3" style:font-style-asian="normal" style:font-weight-asian="normal" style:font-style-complex="normal" style:font-weight-complex="normal"/>
    </style:style>
    <style:style style:name="T25" style:family="text">
      <style:text-properties fo:font-style="normal" style:text-underline-style="none" fo:font-weight="normal" officeooo:rsid="001e2c5c" style:font-style-asian="normal" style:font-weight-asian="normal" style:font-style-complex="normal" style:font-weight-complex="normal"/>
    </style:style>
    <style:style style:name="T26" style:family="text">
      <style:text-properties fo:font-style="normal" style:text-underline-style="none" fo:font-weight="normal" officeooo:rsid="001f2e01" style:font-style-asian="normal" style:font-weight-asian="normal" style:font-style-complex="normal" style:font-weight-complex="normal"/>
    </style:style>
    <style:style style:name="T27" style:family="text">
      <style:text-properties fo:font-style="normal" style:text-underline-style="none" fo:font-weight="normal" officeooo:rsid="0020718e" style:font-style-asian="normal" style:font-weight-asian="normal" style:font-style-complex="normal" style:font-weight-complex="normal"/>
    </style:style>
    <style:style style:name="T28" style:family="text">
      <style:text-properties fo:font-style="normal" style:text-underline-style="none" fo:font-weight="normal" officeooo:rsid="00220d4c" style:font-style-asian="normal" style:font-weight-asian="normal" style:font-style-complex="normal" style:font-weight-complex="normal"/>
    </style:style>
    <style:style style:name="T29" style:family="text">
      <style:text-properties fo:font-style="normal" style:text-underline-style="none"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1054cc"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STETTLER Maël<text:tab/> <text:tab/><text:tab/><text:tab/><text:tab/><text:tab/><text:tab/><text:tab/><text:tab/> <text:s text:c="5"/>MP2I</text:p>
      <text:p text:style-name="P1"/>
      <text:p text:style-name="P2">Français – Dissertation</text:p>
      <text:p text:style-name="P4"/>
      <text:p text:style-name="P5"/>
      <text:p text:style-name="P3"><text:span text:style-name="T5"><text:tab/></text:span><text:span text:style-name="T30">Votre lecture des œuvres du programme </text:span><text:span text:style-name="T31">v</text:span><text:span text:style-name="T30">ous permet elle de dire avec Andersen que :</text:span><text:span text:style-name="T5"> "</text:span><text:span text:style-name="T1">l'enfance a pour tout le monde ses moments lumineux qui par la suite illuminent toute la vie</text:span><text:span text:style-name="T5">", </text:span><text:span text:style-name="T29">Une histoire des dunes</text:span><text:span text:style-name="T5">, p194</text:span></text:p>
      <text:p text:style-name="P5"/>
      <text:p text:style-name="P5"/>
      <text:p text:style-name="P5">Aucune bougie de Cire ne peut rayonner comme deux yeux d'enfant ! </text:p>
      <text:p text:style-name="P5"/>
      <text:p text:style-name="P3"><text:span text:style-name="T5"><text:tab/></text:span><text:span text:style-name="T6">Dans nos mémoires comme dans la littérature </text:span><text:span text:style-name="T7">l’enfance est une période de dualité, tantôt emplie de bonheur tantôt tourmentée </text:span><text:span text:style-name="T8">par une vie difficile et injuste comme Cosette dans </text:span><text:span text:style-name="T2">Les Misérables</text:span><text:span text:style-name="T8"> de Victor Hugo. Même si certaines œuvres/genre littéraire laisse paraître l’enfance comme une période de faiblesse ou l’enfant et prédestiné par le contexte dans lequel il vient au monde (comme Cosette pendant sa petite enfance), le comte et en particulier ceux d’Andersen représente souvent des enfants courageux et désireux d’une vie meilleur. Ainsi, de telles représentions posent questions quant à la </text:span><text:span text:style-name="T9">l’importance des moments heureux de l’enfance ainsi que leurs impact à long terme</text:span><text:span text:style-name="T8"> </text:span><text:span text:style-name="T9">sur le développement du futur adulte. L’enfant sera-il plus heureux à l’âge adulte si il l’a été enfant ? Es que notre vie n’est elle pas même déterminé par notre enfance ? Au contraire un enfant « trop heureux » à qui tout aurait été donné sera-il heureux une fois à l’âge adulte pour autant ? Ou encore, es que chaque enfant a-il réellement toujours vécu la chance de connaître un de ces « moments lumineux » dont Andersen nous parle ? </text:span><text:span text:style-name="T10">Rousseau nous donne une première réponse dans l’Émile : l’enfant est par nature émerveillé par le monde qui l’entour et d’autant plus par ce qui est mouvant dans son quotidien … Ainsi il va de sois que durant ses années d’enfant, il aura l’occasion de découvrir des choses, même par accident ou de manière imprévu. Mais même si il parait claire que à au moins quelques moments dans sa vie l’enfant va être amené à découvrir de nouvelles choses, a s’émerveiller ou a rencontrer d’autres personnes qui le marquerons a jamais ; Es suffisant ? En outre on peut aussi allé jusqu’à remettre l’éducation en question : si ces moments lumineux sont à eux seuls suffisants pour aider les enfants à devenir de Hommes </text:span><text:span text:style-name="T11">et à illuminer toute leurs vies, à quoi bon les éduquer leurs privant ainsi potentiellement de moments inoubliables ? Ainsi, l’enjeu de la discutions portera principalement sur l’influence de notre enfance sur notre vie ainsi que la dualité de l’enfance, partagée entre le le destin lié à l’impuissance de l’enfant et son désir de vivre et de s’élever parmi les Hommes. </text:span></text:p>
      <text:p text:style-name="P6"/>
      <text:p text:style-name="P6"/>
      <text:p text:style-name="P6"/>
      <text:p text:style-name="P7"><text:span text:style-name="T11"><text:tab/></text:span><text:span text:style-name="T12">Dans un premier temps penchons nous sur ce qui fait le propre de l’enfance, en effet selon Rousseau l’enfance est l’âge de l’insouciance, de l’innocence ainsi l’enfant est en proie à un émerveillement fréquent face aux nouvelles choses qu’il rencontre. </text:span><text:span text:style-name="T13">Et même si cela est très fréquent dans un environnement aisé comme celui de la bourgeoisie décrite dans </text:span><text:span text:style-name="T3">L’Émile </text:span><text:span text:style-name="T13">de Rousseau ce n’est pas forcément le cas pour une classe plus pauvre, cependant à la manière de Cosette dans </text:span><text:span text:style-name="T3">Les misérables</text:span><text:span text:style-name="T13">, tout le monde fait de bonnes rencontres à un moment dans sa vie à un moment ou à un autre. </text:span><text:span text:style-name="T14">Ainsi, ces bon moments de notre enfance constitues nos souvenirs une fois adulte et « illuminent » nos vies. De plus, cela reflète bien le caractéristique à part entière de l’enfance car l’on on a un souvenir bien particulier, distingué du reste de la vie. </text:span><text:span text:style-name="T15">Pour autant, cette vision de notre </text:span><text:soft-page-break/><text:span text:style-name="T15">enfance que nous avons une fois adulte et souvent fausse ou, du moins, </text:span><text:span text:style-name="T16">erroné comparé à la réalité des faits. Cependant, l’enfance doit en partie être vue ainsi, elle est source de souvenirs et d’éducation une fois adulte. Dans « </text:span><text:span text:style-name="T4">Aké des années d’enfances »</text:span><text:span text:style-name="T16"> l’auteur essais de transcrire au plus près possible ce qu’il a ressenti étant enfant mais même ainsi, </text:span><text:span text:style-name="T17">il se vois parfois troublé par sa vision a-posteriori des choses</text:span><text:span text:style-name="T16">. </text:span><text:span text:style-name="T18">On ne peut que vivre l’enfance tel qu’elle l’est vraiment quand on est enfant, par la suite, on en a une vision d’adulte, modifié par notre expérience en tant qu’adulte. </text:span><text:span text:style-name="T20">O</text:span><text:span text:style-name="T19">n peut bien dire que ces mémoires de nos enfances illuminent nos vie</text:span><text:span text:style-name="T20">s car</text:span><text:span text:style-name="T19"> on les racontes comme des comtes dont on est les héros, </text:span><text:span text:style-name="T20">on éprouve une sorte de nostalgie, comme un temps que l’on regrette </text:span><text:span text:style-name="T21">ou que l’on aimerai revivre. </text:span><text:span text:style-name="T22">De plus comme Rousseau le souligne bien : « On façonne les plantes par la culture, les hommes par l'éducation. » ce qui déjà sous entend bien qu’une grande partie de nous est façonnée pendant l’enfance et influe ensuite sur notre futur : une plante dont on ne s’occupe pas correctement finit au mieux par grandir dans tout les sens et aura une moins bonne longévité, au pire mourra rapidement. Même si dans le cas des plantes vertes il est plus sage de l’arrosée à intervalles réguliers... Ce n’est pas forcément le cas pour l’Homme, en effet </text:span><text:span text:style-name="T23">même si une éducation au jour le jour et rigoureuse est nécessaire, elle ne suffis pas et l’enfant finirai par se lasser. S’est ici qu’entre en jeux ces moments particuliers de notre enfance;on en distingue trois grandes familles : les moments qui nous ont touché, ému ou nous ont procuré de la joie étant enfant mais dont le souvenir est lointain et malgré le fait que le motif de ce moment nous parait « dépassé » étant adulte, on garde un très bon souvenir de l’émotion. Dans le deuxième cas, ce sont des moments clés de notre vie, ils l’ont toujours été et le seront à jamais : ce sont les moments qui forment le plus notre conscience interne et notre vision du monde, ceux qui rayonnent sur notre vie pour toujours. Et dans un dernier temps, les moments qui au moment ou ont les as vécu nous ont paru anodins mais avec l’âge prennent un tout autre sens : ce sont les moments formateurs de notre vie, </text:span><text:span text:style-name="T24">ils sont souvent lié a l’éducation car notre perception de celle ci change avec le temps. Dans les trois cas, l’enfant puis l’Homme qui a déjà été en relation avec l’autre aura toujours comme fondement de personnalité et d’humanité quel que chose lié à un moments <text:s/>ou souvenir : le jeune enfant mimique la parole et les gestes de celui qu’il admire, l’adolescent se souvient des choses qui la marqué et l’adulte prend en compte tout sont parcours et le synthétise pour former sa conscience personnelle, ce phénomène est très présent dans le roman autobiographique </text:span><text:span text:style-name="T16">« </text:span><text:span text:style-name="T4">Aké des années d’enfances » </text:span><text:span text:style-name="T24"><text:s/>car au fur et a mesure que le livre avance, </text:span><text:span text:style-name="T25">le point de vue de Wole se confond peut a peut au narrateur au fur et a mesure que sa réflexion progresse. Pour synthétiser : « la vie n’est PAS un long fleuve tranquille » et notre humanité de « grandie » pas de manière linéaire, s’est certains points précis de de nos vies qui ont une influence plus précise et ciblée et nous permet de passer des capes : s’est ce que Andersen traduit par « des moments lumineux », des moments qui nous font grandir et dont on se souvient. </text:span></text:p>
      <text:p text:style-name="P7"><text:span text:style-name="T25"/></text:p>
      <text:p text:style-name="P7"><text:span text:style-name="T25"><text:tab/></text:span></text:p>
      <text:p text:style-name="P7"><text:span text:style-name="T25"/></text:p>
      <text:p text:style-name="P7"><text:span text:style-name="T25"><text:tab/>Cependant, même si la présence de moments touchant dans la vie de quiconque est indéniable (conte tenu une limite d’humanité…) il n’en vaux pas moins pour les moments sombre de choquants que l’on as vécu. Dans un premier temps on se dit que les mauvais moments que l’on a <text:s/>vécu étant enfant sont derniers nous, que nous nous sommes surpassé depuis. Mais souvent même ayant oublier le souvenirs même de ce qui nous a fait peur/procuré une certaine émotion négative : tout cela a toujours une influence significative sur nous et peut facilement étouffer les moments lumineux et leurs rayonnements. </text:span><text:span text:style-name="T26">Contrairement au émotions positives, une grande partie de nos émotions négatives et mauvais souvenirs ont un impact que nous ne pouvons soupçonner. En effet, en plus de la croissante psychologique consciente que nous éprouvons dans certains </text:span><text:soft-page-break/><text:span text:style-name="T26">moments ou nous nous surpassons, une grande partie de ce qui change en nous au cours de nos vie est situé dans l’inconscient et constitue dans le cas de mauvais souvenir des blessures bien plus graves. La blessure, que l’on s’en rappel ou non nécessite à un moment de la vie d’être soigné pour avancer. </text:span><text:span text:style-name="T27">De plus certains traumatismes restent, par le même phénomène que les moments lumineux, gravés en nous. Certaines choses sont irréparables, indescriptibles et travailler dessus peut durer une vie. Comme pour beaucoup de chose </text:span><text:span text:style-name="T28">construire est souvent long est compliquer tandis que détruire est rapide et parfois inaltérable.</text:span></text:p>
      <text:p text:style-name="P6"><text:tab/></text:p>
      <text:p text:style-name="P6"/>
      <text:p text:style-name="P6"><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1T14:35:36.410000000</meta:creation-date>
    <dc:date>2022-02-25T22:05:42.613000000</dc:date>
    <meta:editing-duration>P1DT1H27M24S</meta:editing-duration>
    <meta:editing-cycles>7</meta:editing-cycles>
    <meta:generator>LibreOffice/7.3.0.3$Windows_X86_64 LibreOffice_project/0f246aa12d0eee4a0f7adcefbf7c878fc2238db3</meta:generator>
    <meta:document-statistic meta:table-count="0" meta:image-count="0" meta:object-count="0" meta:page-count="3" meta:paragraph-count="10" meta:word-count="1428" meta:character-count="8253" meta:non-whitespace-character-count="6803"/>
  </office:meta>
</office:document-meta>
</file>